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0ebe5df"/>
    </style:style>
    <style:style style:name="P9" style:family="paragraph" style:parent-style-name="Standard">
      <style:text-properties officeooo:paragraph-rsid="0042600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officeooo:rsid="01514245"/>
    </style:style>
    <style:style style:name="T7" style:family="text">
      <style:text-properties officeooo:rsid="01544ea4"/>
    </style:style>
    <style:style style:name="T8" style:family="text">
      <style:text-properties officeooo:rsid="01586f14"/>
    </style:style>
    <style:style style:name="T9" style:family="text">
      <style:text-properties officeooo:rsid="0159c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 | {d[i].projects[k].customer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7">max</text:span>):show('-'):elseShow()}{d[i].projects[k].team_size.min:ifNE(.<text:span text:style-name="T6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Stand <text:span text:style-name="T9">10</text:span>. <text:span text:style-name="T8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7H48M20S</meta:editing-duration>
    <meta:editing-cycles>902</meta:editing-cycles>
    <meta:generator>LibreOffice/24.2.2.2$Windows_X86_64 LibreOffice_project/d56cc158d8a96260b836f100ef4b4ef25d6f1a01</meta:generator>
    <dc:date>2024-08-10T17:43:54.761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5" meta:character-count="767" meta:non-whitespace-character-count="756"/>
  </office:meta>
</office:document-meta>
</file>